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fill-color="#ffffff" fo:min-height="3.256cm"/>
    </style:style>
    <style:style style:name="pr2" style:family="presentation" style:parent-style-name="Predeterminado-outline1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Actividades </text:span><text:span text:style-name="T1"><text:line-break/></text:span><text:span text:style-name="T1">Celebración del 200 Bicentenario</text:span><text:span text:style-name="T1"><text:line-break/></text:span><text:span text:style-name="T1">en el Area de Ingeniería de Sistemas de la UNERG</text:span>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Miercoles 22 de Junio: I encuentro de Sociedas Bolivarianas de l Estado Guàrico. Lugar: Decanato de Investigación.</text:span></text:p>
              </text:list-item>
              <text:list-item>
                <text:p text:style-name="P3"><text:span text:style-name="T2">Miercoles 29 de Junio: Misa - Cine Foro “Miranda Regresa”.</text:span></text:p>
              </text:list-item>
              <text:list-item>
                <text:p text:style-name="P3"><text:span text:style-name="T2">Martes 05 de Julio: Visita de Docentes y estudiantes del Area de sistemas al Ingenio Bolivar. San Mateo, Estado Aragua.</text:span></text:p>
              </text:list-item>
              <text:list-item>
                <text:p text:style-name="P3"><text:span text:style-name="T2">Miercoles 06 de Julio: Concurso de Afiches y Carteleras “Bicentenario”.</text:span></text:p>
              </text:list-item>
              <text:list-item>
                <text:p text:style-name="P3"><text:span text:style-name="T2">Miercoles 13 de Julio: Concierto Bicentenario con la Orquesta Sinfónica de San Sebastian de los Reyes - Presentación teatral.</text:span></text:p>
              </text:list-item>
              <text:list-item>
                <text:p text:style-name="P3"><text:span text:style-name="T2">Jueves 14 de Julio: Actividades Deportivas “200 Bicentenario”.</text:span></text:p>
              </text:list-item>
              <text:list-item>
                <text:p text:style-name="P3"><text:span text:style-name="T2">Las actividades se cierran el 14 de Julio en función de que el semestre 2011-I culmina el 15 de Julio del Presente añ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11-01-30T18:07:40</meta:creation-date>
    <dc:date>2011-05-23T17:24:30</dc:date>
    <meta:editing-cycles>2</meta:editing-cycles>
    <meta:editing-duration>PT00H37M04S</meta:editing-duration>
    <dc:creator>usuario </dc:creator>
    <meta:document-statistic meta:object-count="25"/>
    <meta:user-defined meta:name="Información 1"/>
    <meta:user-defined meta:name="Información 2"/>
    <meta:user-defined meta:name="Información 3"/>
    <meta:user-defined meta:name="Información 4"/>
  </office:meta>
</office:document-meta>
</file>